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7f997" officeooo:paragraph-rsid="0007f997"/>
    </style:style>
    <style:style style:name="P8" style:family="paragraph" style:parent-style-name="Table_20_Contents">
      <style:text-properties officeooo:rsid="000ab32a" officeooo:paragraph-rsid="00092d02"/>
    </style:style>
    <style:style style:name="P9" style:family="paragraph" style:parent-style-name="Table_20_Contents" style:list-style-name="L1">
      <style:text-properties officeooo:rsid="00037d2e" officeooo:paragraph-rsid="000b74de"/>
    </style:style>
    <style:style style:name="P10" style:family="paragraph" style:parent-style-name="Table_20_Contents" style:list-style-name="L1">
      <style:text-properties officeooo:rsid="0007f997" officeooo:paragraph-rsid="000b74de"/>
    </style:style>
    <style:style style:name="P11" style:family="paragraph" style:parent-style-name="Azione_20_sistema">
      <style:text-properties officeooo:rsid="0007f997" officeooo:paragraph-rsid="0007f997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b74de" officeooo:paragraph-rsid="000b74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57cb9"/>
    </style:style>
    <style:style style:name="T5" style:family="text">
      <style:text-properties officeooo:rsid="0007f997"/>
    </style:style>
    <style:style style:name="T6" style:family="text">
      <style:text-properties officeooo:rsid="000ab32a"/>
    </style:style>
    <style:style style:name="T7" style:family="text">
      <style:text-properties officeooo:rsid="000bf9b5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lista de<text:span text:style-name="T4">gli </text:span><text:span text:style-name="T5">appartenenti ad una categoria di ut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Personale a<text:span text:style-name="T7">mminist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5">utente</text:span><text:span text:style-name="T2"> </text:span>accede al sistema e viene <text:span text:style-name="T3">autenticat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65190" text:style-name="Numerazione_20_UC">
              <text:list-item text:start-value="1">
                <text:p text:style-name="P7">L'utente accede alla sezione relativa al personale.</text:p>
                <text:p text:style-name="P11"/>
              </text:list-item>
              <text:list-item>
                <text:p text:style-name="P11"><text:s/>Il sistema mostra l'interfaccia di interazione con i membri del personale.</text:p>
                <text:p text:style-name="P7"/>
              </text:list-item>
              <text:list-item>
                <text:p text:style-name="P7">L'utente accede alla sezione relativa alla categoria di utenti a cui è interessato.</text:p>
                <text:p text:style-name="P11"/>
              </text:list-item>
              <text:list-item>
                <text:p text:style-name="P11"><text:s/>Il sistema mostra l'interfaccia di interazione con la categoria a cui l'utente è interessato.</text:p>
                <text:p text:style-name="P7"/>
              </text:list-item>
              <text:list-item>
                <text:p text:style-name="P7">L'utente richiede di visualizzare la lista della categoria degli utenti di cui fa parte.</text:p>
                <text:p text:style-name="P11"/>
              </text:list-item>
              <text:list-item>
                <text:p text:style-name="P11"><text:s/>Il sistema elabora e mostra l'elenco di nomi e cognomi della categoria in question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444058" text:style-name="L1">
              <text:list-item>
                <text:p text:style-name="P9">L'elenco non è disponibile; viene visualizzato un messaggio di errore.</text:p>
              </text:list-item>
              <text:list-item>
                <text:p text:style-name="P10">L'utente potrebbe non essere autorizzato ad accedere allo specifico elenco; viene visualizzato un messaggio di avvis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6"/>
      <text:p text:style-name="P12">UC_A_19_20_21 Controllo lista degli appartenenti ad una categoria di uten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0D</meta:editing-duration>
    <meta:editing-cycles>9</meta:editing-cycles>
    <meta:generator>LibreOffice/3.6$Windows_x86 LibreOffice_project/da8c1e6-fd468f4-454e206-f42a4a9-143cfd</meta:generator>
    <dc:date>2012-10-23T18:32:36.43</dc:date>
    <meta:document-statistic meta:table-count="1" meta:image-count="0" meta:object-count="0" meta:page-count="1" meta:paragraph-count="23" meta:word-count="177" meta:character-count="1150" meta:non-whitespace-character-count="1001"/>
  </office:meta>
</office:document-meta>
</file>